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TRATAMENTO_PARCELA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_PT_PARCELA</text:p>
          </table:table-cell>
          <table:table-cell office:value-type="string" calcext:value-type="string">
            <text:p>ID_PT_HEADER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NR_PARCELA</text:p>
          </table:table-cell>
          <table:table-cell office:value-type="string" calcext:value-type="string">
            <text:p>VL_PARCELA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ID_USER_STAMP_INS</text:p>
          </table:table-cell>
          <table:table-cell office:value-type="string" calcext:value-type="string">
            <text:p>DT_TIME_STAMP_INS</text:p>
          </table:table-cell>
          <table:table-cell office:value-type="string" calcext:value-type="string">
            <text:p>ID_USER_STAMP_UPD</text:p>
          </table:table-cell>
          <table:table-cell office:value-type="string" calcext:value-type="string">
            <text:p>DT_TIME_STAMP_UPD</text:p>
          </table:table-cell>
          <table:table-cell office:value-type="string" calcext:value-type="string">
            <text:p>TX_VENCIMENTO</text:p>
          </table:table-cell>
          <table:table-cell office:value-type="string" calcext:value-type="string">
            <text:p>VL_DIA_VENCIMENTO</text:p>
          </table:table-cell>
          <table:table-cell office:value-type="string" calcext:value-type="string">
            <text:p>DT_CREDITO</text:p>
          </table:table-cell>
          <table:table-cell office:value-type="string" calcext:value-type="string">
            <text:p>VL_CREDITO</text:p>
          </table:table-cell>
          <table:table-cell office:value-type="string" calcext:value-type="string">
            <text:p>VL_SALDO</text:p>
          </table:table-cell>
          <table:table-cell office:value-type="string" calcext:value-type="string">
            <text:p>TX_DIA_SEMANA_ABREV</text:p>
          </table:table-cell>
          <table:table-cell office:value-type="string" calcext:value-type="string">
            <text:p>TX_DIA_SEMANA</text:p>
          </table:table-cell>
          <table:table-cell office:value-type="string" calcext:value-type="string">
            <text:p>TX_NR_PARCELA</text:p>
          </table:table-cell>
          <table:table-cell office:value-type="string" calcext:value-type="string">
            <text:p>TX_FATURAMENTO</text:p>
          </table:table-cell>
          <table:table-cell office:value-type="string" calcext:value-type="string">
            <text:p>VL_FATURAMENTO</text:p>
          </table:table-cell>
          <table:table-cell office:value-type="string" calcext:value-type="string">
            <text:p>TX_ID_PT_PARCELA</text:p>
          </table:table-cell>
          <table:table-cell office:value-type="string" calcext:value-type="string">
            <text:p>TX_TIME_STAMP_INS</text:p>
          </table:table-cell>
          <table:table-cell office:value-type="string" calcext:value-type="string">
            <text:p>TX_TIME_STAMP_UPD</text:p>
          </table:table-cell>
          <table:table-cell office:value-type="string" calcext:value-type="string">
            <text:p>TX_ATIVO</text:p>
          </table:table-cell>
          <table:table-cell office:value-type="string" calcext:value-type="string">
            <text:p>ID_CONTA_REGISTRO</text:p>
          </table:table-cell>
          <table:table-cell table:number-columns-repeated="999"/>
        </table:table-row>
        <table:table-row table:style-name="ro1">
          <table:table-cell office:value-type="float" office:value="5446164" calcext:value-type="float">
            <text:p>5446164</text:p>
          </table:table-cell>
          <table:table-cell office:value-type="float" office:value="4532030" calcext:value-type="float">
            <text:p>4532030</text:p>
          </table:table-cell>
          <table:table-cell table:style-name="ce1" office:value-type="date" office:date-value="2020-12-04" calcext:value-type="date">
            <text:p>4/12/2020</text:p>
          </table:table-cell>
          <table:table-cell office:value-type="float" office:value="1" calcext:value-type="float">
            <text:p>1</text:p>
          </table:table-cell>
          <table:table-cell office:value-type="float" office:value="2322" calcext:value-type="float">
            <text:p>2322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4 14:18:56.88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0-12-04" calcext:value-type="date">
            <text:p>4/12/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t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446164" calcext:value-type="float">
            <text:p>5446164</text:p>
          </table:table-cell>
          <table:table-cell office:value-type="string" calcext:value-type="string">
            <text:p>04/12/2020 14:1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5452812" calcext:value-type="float">
            <text:p>5452812</text:p>
          </table:table-cell>
          <table:table-cell office:value-type="float" office:value="4537736" calcext:value-type="float">
            <text:p>4537736</text:p>
          </table:table-cell>
          <table:table-cell table:style-name="ce1" office:value-type="date" office:date-value="2020-11-17" calcext:value-type="date">
            <text:p>17/11/2020</text:p>
          </table:table-cell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4 17:21:13.597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0-11-17" calcext:value-type="date">
            <text:p>17/11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ç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452812" calcext:value-type="float">
            <text:p>5452812</text:p>
          </table:table-cell>
          <table:table-cell office:value-type="string" calcext:value-type="string">
            <text:p>04/12/2020 17:2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5476695" calcext:value-type="float">
            <text:p>5476695</text:p>
          </table:table-cell>
          <table:table-cell office:value-type="float" office:value="4547008" calcext:value-type="float">
            <text:p>4547008</text:p>
          </table:table-cell>
          <table:table-cell table:style-name="ce1" office:value-type="date" office:date-value="2020-12-07" calcext:value-type="date">
            <text:p>7/12/20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7 18:51:23.897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0-12-07" calcext:value-type="date">
            <text:p>7/12/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und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476695" calcext:value-type="float">
            <text:p>5476695</text:p>
          </table:table-cell>
          <table:table-cell office:value-type="string" calcext:value-type="string">
            <text:p>07/12/2020 18:5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5479204" calcext:value-type="float">
            <text:p>5479204</text:p>
          </table:table-cell>
          <table:table-cell office:value-type="float" office:value="4548043" calcext:value-type="float">
            <text:p>4548043</text:p>
          </table:table-cell>
          <table:table-cell table:style-name="ce1" office:value-type="date" office:date-value="2020-12-08" calcext:value-type="date">
            <text:p>8/12/20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8 11:03:39.753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0-12-08" calcext:value-type="date">
            <text:p>8/12/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ç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479204" calcext:value-type="float">
            <text:p>5479204</text:p>
          </table:table-cell>
          <table:table-cell office:value-type="string" calcext:value-type="string">
            <text:p>08/12/2020 11:0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5507732" calcext:value-type="float">
            <text:p>5507732</text:p>
          </table:table-cell>
          <table:table-cell office:value-type="float" office:value="4565227" calcext:value-type="float">
            <text:p>4565227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float" office:value="1" calcext:value-type="float">
            <text:p>1</text:p>
          </table:table-cell>
          <table:table-cell office:value-type="float" office:value="3430" calcext:value-type="float">
            <text:p>343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10 13:10:20.543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nt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07732" calcext:value-type="float">
            <text:p>5507732</text:p>
          </table:table-cell>
          <table:table-cell office:value-type="string" calcext:value-type="string">
            <text:p>10/12/2020 13:1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5618733" calcext:value-type="float">
            <text:p>5618733</text:p>
          </table:table-cell>
          <table:table-cell office:value-type="float" office:value="4611948" calcext:value-type="float">
            <text:p>4611948</text:p>
          </table:table-cell>
          <table:table-cell table:style-name="ce1" office:value-type="date" office:date-value="2020-11-20" calcext:value-type="date">
            <text:p>20/11/20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15 13:31:49.477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0-11-20" calcext:value-type="date">
            <text:p>20/11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t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618733" calcext:value-type="float">
            <text:p>5618733</text:p>
          </table:table-cell>
          <table:table-cell office:value-type="string" calcext:value-type="string">
            <text:p>15/12/2020 13:3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090" calcext:value-type="float">
            <text:p>6038090</text:p>
          </table:table-cell>
          <table:table-cell office:value-type="float" office:value="4549976" calcext:value-type="float">
            <text:p>4549976</text:p>
          </table:table-cell>
          <table:table-cell table:style-name="ce1" office:value-type="date" office:date-value="2021-01-12" calcext:value-type="date">
            <text:p>12/1/202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24:46.24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1-12" calcext:value-type="date">
            <text:p>12/1/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ç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090" calcext:value-type="float">
            <text:p>6038090</text:p>
          </table:table-cell>
          <table:table-cell office:value-type="string" calcext:value-type="string">
            <text:p>12/01/2021 12:2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093" calcext:value-type="float">
            <text:p>6038093</text:p>
          </table:table-cell>
          <table:table-cell office:value-type="float" office:value="5058126" calcext:value-type="float">
            <text:p>5058126</text:p>
          </table:table-cell>
          <table:table-cell table:style-name="ce1" office:value-type="date" office:date-value="2021-01-11" calcext:value-type="date">
            <text:p>11/1/202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1 15:48:45.647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1-11" calcext:value-type="date">
            <text:p>11/1/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und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093" calcext:value-type="float">
            <text:p>6038093</text:p>
          </table:table-cell>
          <table:table-cell office:value-type="string" calcext:value-type="string">
            <text:p>11/01/2021 15:4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123" calcext:value-type="float">
            <text:p>6038123</text:p>
          </table:table-cell>
          <table:table-cell office:value-type="float" office:value="5046549" calcext:value-type="float">
            <text:p>5046549</text:p>
          </table:table-cell>
          <table:table-cell table:style-name="ce1" office:value-type="date" office:date-value="2021-01-11" calcext:value-type="date">
            <text:p>11/1/2021</text:p>
          </table:table-cell>
          <table:table-cell office:value-type="float" office:value="1" calcext:value-type="float">
            <text:p>1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2:00.7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1-11" calcext:value-type="date">
            <text:p>11/1/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und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123" calcext:value-type="float">
            <text:p>6038123</text:p>
          </table:table-cell>
          <table:table-cell office:value-type="string" calcext:value-type="string">
            <text:p>12/01/2021 12:3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124" calcext:value-type="float">
            <text:p>6038124</text:p>
          </table:table-cell>
          <table:table-cell office:value-type="float" office:value="5046549" calcext:value-type="float">
            <text:p>5046549</text:p>
          </table:table-cell>
          <table:table-cell table:style-name="ce1" office:value-type="date" office:date-value="2021-02-11" calcext:value-type="date">
            <text:p>11/2/2021</text:p>
          </table:table-cell>
          <table:table-cell office:value-type="float" office:value="2" calcext:value-type="float">
            <text:p>2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2:00.7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2-11" calcext:value-type="date">
            <text:p>11/2/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nta-fei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124" calcext:value-type="float">
            <text:p>6038124</text:p>
          </table:table-cell>
          <table:table-cell office:value-type="string" calcext:value-type="string">
            <text:p>12/01/2021 12:3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125" calcext:value-type="float">
            <text:p>6038125</text:p>
          </table:table-cell>
          <table:table-cell office:value-type="float" office:value="5046549" calcext:value-type="float">
            <text:p>5046549</text:p>
          </table:table-cell>
          <table:table-cell table:style-name="ce1" office:value-type="date" office:date-value="2021-03-11" calcext:value-type="date">
            <text:p>11/3/2021</text:p>
          </table:table-cell>
          <table:table-cell office:value-type="float" office:value="3" calcext:value-type="float">
            <text:p>3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2:00.7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3-11" calcext:value-type="date">
            <text:p>11/3/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nta-fei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125" calcext:value-type="float">
            <text:p>6038125</text:p>
          </table:table-cell>
          <table:table-cell office:value-type="string" calcext:value-type="string">
            <text:p>12/01/2021 12:3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126" calcext:value-type="float">
            <text:p>6038126</text:p>
          </table:table-cell>
          <table:table-cell office:value-type="float" office:value="5046549" calcext:value-type="float">
            <text:p>5046549</text:p>
          </table:table-cell>
          <table:table-cell table:style-name="ce1" office:value-type="date" office:date-value="2021-04-11" calcext:value-type="date">
            <text:p>11/4/2021</text:p>
          </table:table-cell>
          <table:table-cell office:value-type="float" office:value="4" calcext:value-type="float">
            <text:p>4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2:00.7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4-11" calcext:value-type="date">
            <text:p>11/4/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126" calcext:value-type="float">
            <text:p>6038126</text:p>
          </table:table-cell>
          <table:table-cell office:value-type="string" calcext:value-type="string">
            <text:p>12/01/2021 12:3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127" calcext:value-type="float">
            <text:p>6038127</text:p>
          </table:table-cell>
          <table:table-cell office:value-type="float" office:value="5046549" calcext:value-type="float">
            <text:p>5046549</text:p>
          </table:table-cell>
          <table:table-cell table:style-name="ce1" office:value-type="date" office:date-value="2021-05-11" calcext:value-type="date">
            <text:p>11/5/2021</text:p>
          </table:table-cell>
          <table:table-cell office:value-type="float" office:value="5" calcext:value-type="float">
            <text:p>5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2:00.7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5-11" calcext:value-type="date">
            <text:p>11/5/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ça-fei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127" calcext:value-type="float">
            <text:p>6038127</text:p>
          </table:table-cell>
          <table:table-cell office:value-type="string" calcext:value-type="string">
            <text:p>12/01/2021 12:3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128" calcext:value-type="float">
            <text:p>6038128</text:p>
          </table:table-cell>
          <table:table-cell office:value-type="float" office:value="5046549" calcext:value-type="float">
            <text:p>5046549</text:p>
          </table:table-cell>
          <table:table-cell table:style-name="ce1" office:value-type="date" office:date-value="2021-06-11" calcext:value-type="date">
            <text:p>11/6/2021</text:p>
          </table:table-cell>
          <table:table-cell office:value-type="float" office:value="6" calcext:value-type="float">
            <text:p>6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2:00.7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6-11" calcext:value-type="date">
            <text:p>11/6/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ta-feir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128" calcext:value-type="float">
            <text:p>6038128</text:p>
          </table:table-cell>
          <table:table-cell office:value-type="string" calcext:value-type="string">
            <text:p>12/01/2021 12:3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129" calcext:value-type="float">
            <text:p>6038129</text:p>
          </table:table-cell>
          <table:table-cell office:value-type="float" office:value="5046549" calcext:value-type="float">
            <text:p>5046549</text:p>
          </table:table-cell>
          <table:table-cell table:style-name="ce1" office:value-type="date" office:date-value="2021-07-11" calcext:value-type="date">
            <text:p>11/7/2021</text:p>
          </table:table-cell>
          <table:table-cell office:value-type="float" office:value="7" calcext:value-type="float">
            <text:p>7</text:p>
          </table:table-cell>
          <table:table-cell office:value-type="float" office:value="411.42" calcext:value-type="float">
            <text:p>411,42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2:00.7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7-11" calcext:value-type="date">
            <text:p>11/7/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g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129" calcext:value-type="float">
            <text:p>6038129</text:p>
          </table:table-cell>
          <table:table-cell office:value-type="string" calcext:value-type="string">
            <text:p>12/01/2021 12:3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038155" calcext:value-type="float">
            <text:p>6038155</text:p>
          </table:table-cell>
          <table:table-cell office:value-type="float" office:value="4611948" calcext:value-type="float">
            <text:p>4611948</text:p>
          </table:table-cell>
          <table:table-cell table:style-name="ce1" office:value-type="date" office:date-value="2020-12-20" calcext:value-type="date">
            <text:p>20/12/202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15 13:31:49.48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0-12-20" calcext:value-type="date">
            <text:p>20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g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8155" calcext:value-type="float">
            <text:p>6038155</text:p>
          </table:table-cell>
          <table:table-cell office:value-type="string" calcext:value-type="string">
            <text:p>15/12/2020 13:3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208257" calcext:value-type="float">
            <text:p>6208257</text:p>
          </table:table-cell>
          <table:table-cell office:value-type="float" office:value="5041217" calcext:value-type="float">
            <text:p>5041217</text:p>
          </table:table-cell>
          <table:table-cell table:style-name="ce1" office:value-type="date" office:date-value="2021-01-18" calcext:value-type="date">
            <text:p>18/1/202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8 09:24:11.503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1-18" calcext:value-type="date">
            <text:p>18/1/20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und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08257" calcext:value-type="float">
            <text:p>6208257</text:p>
          </table:table-cell>
          <table:table-cell office:value-type="string" calcext:value-type="string">
            <text:p>18/01/2021 09:2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424687" calcext:value-type="float">
            <text:p>6424687</text:p>
          </table:table-cell>
          <table:table-cell office:value-type="float" office:value="5285735" calcext:value-type="float">
            <text:p>5285735</text:p>
          </table:table-cell>
          <table:table-cell table:style-name="ce1" office:value-type="date" office:date-value="2021-02-02" calcext:value-type="date">
            <text:p>2/2/2021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2 14:15:07.353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2-02" calcext:value-type="date">
            <text:p>2/2/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ç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24687" calcext:value-type="float">
            <text:p>6424687</text:p>
          </table:table-cell>
          <table:table-cell office:value-type="string" calcext:value-type="string">
            <text:p>02/02/2021 14:15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424747" calcext:value-type="float">
            <text:p>6424747</text:p>
          </table:table-cell>
          <table:table-cell office:value-type="float" office:value="5285735" calcext:value-type="float">
            <text:p>5285735</text:p>
          </table:table-cell>
          <table:table-cell table:style-name="ce1" office:value-type="date" office:date-value="2021-03-02" calcext:value-type="date">
            <text:p>2/3/2021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2 14:19:36.99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3-02" calcext:value-type="date">
            <text:p>2/3/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ça-fei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24747" calcext:value-type="float">
            <text:p>6424747</text:p>
          </table:table-cell>
          <table:table-cell office:value-type="string" calcext:value-type="string">
            <text:p>02/02/2021 14:1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6424748" calcext:value-type="float">
            <text:p>6424748</text:p>
          </table:table-cell>
          <table:table-cell office:value-type="float" office:value="5285735" calcext:value-type="float">
            <text:p>5285735</text:p>
          </table:table-cell>
          <table:table-cell table:style-name="ce1" office:value-type="date" office:date-value="2021-04-02" calcext:value-type="date">
            <text:p>2/4/2021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2 14:19:36.99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4-02" calcext:value-type="date">
            <text:p>2/4/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ta-fei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24748" calcext:value-type="float">
            <text:p>6424748</text:p>
          </table:table-cell>
          <table:table-cell office:value-type="string" calcext:value-type="string">
            <text:p>02/02/2021 14:1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7166533" calcext:value-type="float">
            <text:p>7166533</text:p>
          </table:table-cell>
          <table:table-cell office:value-type="float" office:value="5685310" calcext:value-type="float">
            <text:p>5685310</text:p>
          </table:table-cell>
          <table:table-cell table:style-name="ce1" office:value-type="date" office:date-value="2021-03-16" calcext:value-type="date">
            <text:p>16/3/202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3-16 13:20:36.327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3-16" calcext:value-type="date">
            <text:p>16/3/20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ç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166533" calcext:value-type="float">
            <text:p>7166533</text:p>
          </table:table-cell>
          <table:table-cell office:value-type="string" calcext:value-type="string">
            <text:p>16/03/2021 13:2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7435042" calcext:value-type="float">
            <text:p>7435042</text:p>
          </table:table-cell>
          <table:table-cell office:value-type="float" office:value="5867890" calcext:value-type="float">
            <text:p>5867890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4-12 16:05:03.117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und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435042" calcext:value-type="float">
            <text:p>7435042</text:p>
          </table:table-cell>
          <table:table-cell office:value-type="string" calcext:value-type="string">
            <text:p>12/04/2021 16:05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8806829" calcext:value-type="float">
            <text:p>8806829</text:p>
          </table:table-cell>
          <table:table-cell office:value-type="float" office:value="7015621" calcext:value-type="float">
            <text:p>7015621</text:p>
          </table:table-cell>
          <table:table-cell table:style-name="ce1" office:value-type="date" office:date-value="2021-07-30" calcext:value-type="date">
            <text:p>30/7/202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7-30 09:57:34.953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7-30" calcext:value-type="date">
            <text:p>30/7/2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t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06829" calcext:value-type="float">
            <text:p>8806829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8806830" calcext:value-type="float">
            <text:p>8806830</text:p>
          </table:table-cell>
          <table:table-cell office:value-type="float" office:value="7015621" calcext:value-type="float">
            <text:p>7015621</text:p>
          </table:table-cell>
          <table:table-cell table:style-name="ce1" office:value-type="date" office:date-value="2021-08-30" calcext:value-type="date">
            <text:p>30/8/202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7-30 09:57:34.953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8-30" calcext:value-type="date">
            <text:p>30/8/2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unda-fei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06830" calcext:value-type="float">
            <text:p>8806830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8806831" calcext:value-type="float">
            <text:p>8806831</text:p>
          </table:table-cell>
          <table:table-cell office:value-type="float" office:value="7015621" calcext:value-type="float">
            <text:p>7015621</text:p>
          </table:table-cell>
          <table:table-cell table:style-name="ce1" office:value-type="date" office:date-value="2021-09-30" calcext:value-type="date">
            <text:p>30/9/202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7-30 09:57:34.953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09-30" calcext:value-type="date">
            <text:p>30/9/2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nta-fei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06831" calcext:value-type="float">
            <text:p>8806831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8806832" calcext:value-type="float">
            <text:p>8806832</text:p>
          </table:table-cell>
          <table:table-cell office:value-type="float" office:value="7015621" calcext:value-type="float">
            <text:p>7015621</text:p>
          </table:table-cell>
          <table:table-cell table:style-name="ce1" office:value-type="date" office:date-value="2021-10-30" calcext:value-type="date">
            <text:p>30/10/202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7-30 09:57:34.953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10-30" calcext:value-type="date">
            <text:p>30/10/2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áb</text:p>
          </table:table-cell>
          <table:table-cell office:value-type="string" calcext:value-type="string">
            <text:p>Sábad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06832" calcext:value-type="float">
            <text:p>8806832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8806833" calcext:value-type="float">
            <text:p>8806833</text:p>
          </table:table-cell>
          <table:table-cell office:value-type="float" office:value="7015621" calcext:value-type="float">
            <text:p>7015621</text:p>
          </table:table-cell>
          <table:table-cell table:style-name="ce1" office:value-type="date" office:date-value="2021-11-30" calcext:value-type="date">
            <text:p>30/11/2021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7-30 09:57:34.953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1-11-30" calcext:value-type="date">
            <text:p>30/11/2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ça-fei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06833" calcext:value-type="float">
            <text:p>8806833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11429782" calcext:value-type="float">
            <text:p>11429782</text:p>
          </table:table-cell>
          <table:table-cell office:value-type="float" office:value="8747542" calcext:value-type="float">
            <text:p>8747542</text:p>
          </table:table-cell>
          <table:table-cell table:style-name="ce1" office:value-type="date" office:date-value="2022-03-18" calcext:value-type="date">
            <text:p>18/3/2022</text:p>
          </table:table-cell>
          <table:table-cell office:value-type="float" office:value="1" calcext:value-type="float">
            <text:p>1</text:p>
          </table:table-cell>
          <table:table-cell office:value-type="float" office:value="495.13" calcext:value-type="float">
            <text:p>495,13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03-18 08:43:29.3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2-03-18" calcext:value-type="date">
            <text:p>18/3/20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t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429782" calcext:value-type="float">
            <text:p>11429782</text:p>
          </table:table-cell>
          <table:table-cell office:value-type="string" calcext:value-type="string">
            <text:p>18/03/2022 08:4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11429783" calcext:value-type="float">
            <text:p>11429783</text:p>
          </table:table-cell>
          <table:table-cell office:value-type="float" office:value="8747542" calcext:value-type="float">
            <text:p>8747542</text:p>
          </table:table-cell>
          <table:table-cell table:style-name="ce1" office:value-type="date" office:date-value="2022-04-18" calcext:value-type="date">
            <text:p>18/4/2022</text:p>
          </table:table-cell>
          <table:table-cell office:value-type="float" office:value="2" calcext:value-type="float">
            <text:p>2</text:p>
          </table:table-cell>
          <table:table-cell office:value-type="float" office:value="495.13" calcext:value-type="float">
            <text:p>495,13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03-18 08:43:29.3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2-04-18" calcext:value-type="date">
            <text:p>18/4/20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unda-fei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429783" calcext:value-type="float">
            <text:p>11429783</text:p>
          </table:table-cell>
          <table:table-cell office:value-type="string" calcext:value-type="string">
            <text:p>18/03/2022 08:4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11429784" calcext:value-type="float">
            <text:p>11429784</text:p>
          </table:table-cell>
          <table:table-cell office:value-type="float" office:value="8747542" calcext:value-type="float">
            <text:p>8747542</text:p>
          </table:table-cell>
          <table:table-cell table:style-name="ce1" office:value-type="date" office:date-value="2022-05-18" calcext:value-type="date">
            <text:p>18/5/2022</text:p>
          </table:table-cell>
          <table:table-cell office:value-type="float" office:value="3" calcext:value-type="float">
            <text:p>3</text:p>
          </table:table-cell>
          <table:table-cell office:value-type="float" office:value="495.13" calcext:value-type="float">
            <text:p>495,13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03-18 08:43:29.3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2-05-18" calcext:value-type="date">
            <text:p>18/5/20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arta-fei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429784" calcext:value-type="float">
            <text:p>11429784</text:p>
          </table:table-cell>
          <table:table-cell office:value-type="string" calcext:value-type="string">
            <text:p>18/03/2022 08:4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11429785" calcext:value-type="float">
            <text:p>11429785</text:p>
          </table:table-cell>
          <table:table-cell office:value-type="float" office:value="8747542" calcext:value-type="float">
            <text:p>8747542</text:p>
          </table:table-cell>
          <table:table-cell table:style-name="ce1" office:value-type="date" office:date-value="2022-06-18" calcext:value-type="date">
            <text:p>18/6/2022</text:p>
          </table:table-cell>
          <table:table-cell office:value-type="float" office:value="4" calcext:value-type="float">
            <text:p>4</text:p>
          </table:table-cell>
          <table:table-cell office:value-type="float" office:value="495.11" calcext:value-type="float">
            <text:p>495,11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03-18 08:43:29.33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2-06-18" calcext:value-type="date">
            <text:p>18/6/20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áb</text:p>
          </table:table-cell>
          <table:table-cell office:value-type="string" calcext:value-type="string">
            <text:p>Sábad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429785" calcext:value-type="float">
            <text:p>11429785</text:p>
          </table:table-cell>
          <table:table-cell office:value-type="string" calcext:value-type="string">
            <text:p>18/03/2022 08:4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17450711" calcext:value-type="float">
            <text:p>17450711</text:p>
          </table:table-cell>
          <table:table-cell office:value-type="float" office:value="12879374" calcext:value-type="float">
            <text:p>12879374</text:p>
          </table:table-cell>
          <table:table-cell table:style-name="ce1" office:value-type="date" office:date-value="2023-03-24" calcext:value-type="date">
            <text:p>24/3/2023</text:p>
          </table:table-cell>
          <table:table-cell office:value-type="float" office:value="1" calcext:value-type="float">
            <text:p>1</text:p>
          </table:table-cell>
          <table:table-cell office:value-type="float" office:value="5090" calcext:value-type="float">
            <text:p>509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3-03-24 15:40:09.120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date" office:date-value="2023-03-24" calcext:value-type="date">
            <text:p>24/3/20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t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450711" calcext:value-type="float">
            <text:p>17450711</text:p>
          </table:table-cell>
          <table:table-cell office:value-type="string" calcext:value-type="string">
            <text:p>24/03/2023 15:4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15423511" calcext:value-type="float">
            <text:p>15423511</text:p>
          </table:table-cell>
          <table:table-cell office:value-type="float" office:value="4592770" calcext:value-type="float">
            <text:p>4592770</text:p>
          </table:table-cell>
          <table:table-cell table:style-name="ce1" office:value-type="date" office:date-value="2020-12-16" calcext:value-type="date">
            <text:p>16/12/202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2020-12-16 17:14:28.763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3-01-11 15:21:09.983</text:p>
          </table:table-cell>
          <table:table-cell table:style-name="ce1" office:value-type="date" office:date-value="2020-12-16" calcext:value-type="date">
            <text:p>16/12/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art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423511" calcext:value-type="float">
            <text:p>15423511</text:p>
          </table:table-cell>
          <table:table-cell office:value-type="string" calcext:value-type="string">
            <text:p>16/12/2020 17:14 - Thaynara Monica Lima Silva</text:p>
          </table:table-cell>
          <table:table-cell office:value-type="string" calcext:value-type="string">
            <text:p>11/01/2023 15:21 - EA Servicos Odontologicos Eireli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11504034" calcext:value-type="float">
            <text:p>11504034</text:p>
          </table:table-cell>
          <table:table-cell office:value-type="float" office:value="8821549" calcext:value-type="float">
            <text:p>8821549</text:p>
          </table:table-cell>
          <table:table-cell table:style-name="ce1" office:value-type="date" office:date-value="2022-03-25" calcext:value-type="date">
            <text:p>25/3/202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03-25 10:15:16.56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03-25 14:02:50.443</text:p>
          </table:table-cell>
          <table:table-cell table:style-name="ce1" office:value-type="date" office:date-value="2022-03-25" calcext:value-type="date">
            <text:p>25/3/20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t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504034" calcext:value-type="float">
            <text:p>11504034</text:p>
          </table:table-cell>
          <table:table-cell office:value-type="string" calcext:value-type="string">
            <text:p>25/03/2022 10:15 - EA Servicos Odontologicos Eireli</text:p>
          </table:table-cell>
          <table:table-cell office:value-type="string" calcext:value-type="string">
            <text:p>25/03/2022 14:02 - EA Servicos Odontologicos Eireli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9731644" calcext:value-type="float">
            <text:p>9731644</text:p>
          </table:table-cell>
          <table:table-cell office:value-type="float" office:value="7323046" calcext:value-type="float">
            <text:p>7323046</text:p>
          </table:table-cell>
          <table:table-cell table:style-name="ce1" office:value-type="date" office:date-value="2021-09-28" calcext:value-type="date">
            <text:p>28/9/202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9-28 13:45:38.707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9-28 13:46:40.580</text:p>
          </table:table-cell>
          <table:table-cell table:style-name="ce1" office:value-type="date" office:date-value="2021-09-28" calcext:value-type="date">
            <text:p>28/9/20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ça-f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731644" calcext:value-type="float">
            <text:p>9731644</text:p>
          </table:table-cell>
          <table:table-cell office:value-type="string" calcext:value-type="string">
            <text:p>28/09/2021 13:45 - EA Servicos Odontologicos Eireli</text:p>
          </table:table-cell>
          <table:table-cell office:value-type="string" calcext:value-type="string">
            <text:p>28/09/2021 13:46 - EA Servicos Odontologicos Eireli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9731645" calcext:value-type="float">
            <text:p>9731645</text:p>
          </table:table-cell>
          <table:table-cell office:value-type="float" office:value="7323046" calcext:value-type="float">
            <text:p>7323046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9-28 13:46:32.983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9-28 13:46:40.580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nta-fei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731645" calcext:value-type="float">
            <text:p>9731645</text:p>
          </table:table-cell>
          <table:table-cell table:number-columns-repeated="2" office:value-type="string" calcext:value-type="string">
            <text:p>28/09/2021 13:46 - EA Servicos Odontologicos Eireli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float" office:value="9731646" calcext:value-type="float">
            <text:p>9731646</text:p>
          </table:table-cell>
          <table:table-cell office:value-type="float" office:value="7323046" calcext:value-type="float">
            <text:p>7323046</text:p>
          </table:table-cell>
          <table:table-cell table:style-name="ce1" office:value-type="date" office:date-value="2021-11-28" calcext:value-type="date">
            <text:p>28/11/202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9-28 13:46:32.983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9-28 13:46:40.580</text:p>
          </table:table-cell>
          <table:table-cell table:style-name="ce1" office:value-type="date" office:date-value="2021-11-28" calcext:value-type="date">
            <text:p>28/11/20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731646" calcext:value-type="float">
            <text:p>9731646</text:p>
          </table:table-cell>
          <table:table-cell table:number-columns-repeated="2" office:value-type="string" calcext:value-type="string">
            <text:p>28/09/2021 13:46 - EA Servicos Odontologicos Eireli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22:15.604359728</meta:creation-date>
    <dc:date>2023-04-05T16:23:51.014430900</dc:date>
    <meta:editing-duration>PT1M36S</meta:editing-duration>
    <meta:editing-cycles>1</meta:editing-cycles>
    <meta:document-statistic meta:table-count="1" meta:cell-count="950" meta:object-count="0"/>
    <meta:generator>LibreOffice/7.3.7.2$Linux_X86_64 LibreOffice_project/30$Build-2</meta:generator>
  </office:meta>
</office:document-meta>
</file>